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7*"/>
    </style:style>
    <style:style style:name="Tableau1.C" style:family="table-column">
      <style:table-column-properties style:column-width="3.801cm" style:rel-column-width="13108*"/>
    </style:style>
    <style:style style:name="Tableau1.E" style:family="table-column">
      <style:table-column-properties style:column-width="3.799cm" style:rel-column-width="1310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3.607cm" table:align="margins"/>
    </style:style>
    <style:style style:name="Tableau2.A" style:family="table-column">
      <style:table-column-properties style:column-width="1.804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3.607cm" table:align="margins"/>
    </style:style>
    <style:style style:name="Tableau3.A" style:family="table-column">
      <style:table-column-properties style:column-width="1.804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3.607cm" table:align="margins"/>
    </style:style>
    <style:style style:name="Tableau4.A" style:family="table-column">
      <style:table-column-properties style:column-width="1.804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5" style:family="table">
      <style:table-properties style:width="3.607cm" table:align="margins"/>
    </style:style>
    <style:style style:name="Tableau5.A" style:family="table-column">
      <style:table-column-properties style:column-width="1.804cm" style:rel-column-width="3276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3.607cm" table:align="margins"/>
    </style:style>
    <style:style style:name="Tableau6.A" style:family="table-column">
      <style:table-column-properties style:column-width="1.804cm" style:rel-column-width="32767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3.607cm" table:align="margins"/>
    </style:style>
    <style:style style:name="Tableau7.A" style:family="table-column">
      <style:table-column-properties style:column-width="1.804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3.607cm" table:align="margins"/>
    </style:style>
    <style:style style:name="Tableau8.A" style:family="table-column">
      <style:table-column-properties style:column-width="1.804cm" style:rel-column-width="32767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3.607cm" table:align="margins"/>
    </style:style>
    <style:style style:name="Tableau9.A" style:family="table-column">
      <style:table-column-properties style:column-width="1.804cm" style:rel-column-width="32767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3.607cm" table:align="margins"/>
    </style:style>
    <style:style style:name="Tableau10.A" style:family="table-column">
      <style:table-column-properties style:column-width="1.804cm" style:rel-column-width="32767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3.607cm" table:align="margins"/>
    </style:style>
    <style:style style:name="Tableau11.A" style:family="table-column">
      <style:table-column-properties style:column-width="1.804cm" style:rel-column-width="32767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3.607cm" table:align="margins"/>
    </style:style>
    <style:style style:name="Tableau12.A" style:family="table-column">
      <style:table-column-properties style:column-width="1.804cm" style:rel-column-width="32767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3.607cm" table:align="margins"/>
    </style:style>
    <style:style style:name="Tableau13.A" style:family="table-column">
      <style:table-column-properties style:column-width="1.804cm" style:rel-column-width="32767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3.607cm" table:align="margins"/>
    </style:style>
    <style:style style:name="Tableau14.A" style:family="table-column">
      <style:table-column-properties style:column-width="1.804cm" style:rel-column-width="32767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3.607cm" table:align="margins"/>
    </style:style>
    <style:style style:name="Tableau15.A" style:family="table-column">
      <style:table-column-properties style:column-width="1.804cm" style:rel-column-width="32767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3.607cm" table:align="margins"/>
    </style:style>
    <style:style style:name="Tableau16.A" style:family="table-column">
      <style:table-column-properties style:column-width="1.804cm" style:rel-column-width="32767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3.607cm" table:align="margins"/>
    </style:style>
    <style:style style:name="Tableau17.A" style:family="table-column">
      <style:table-column-properties style:column-width="1.804cm" style:rel-column-width="32767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3.607cm" table:align="margins"/>
    </style:style>
    <style:style style:name="Tableau18.A" style:family="table-column">
      <style:table-column-properties style:column-width="1.804cm" style:rel-column-width="32767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3.607cm" table:align="margins"/>
    </style:style>
    <style:style style:name="Tableau19.A" style:family="table-column">
      <style:table-column-properties style:column-width="1.804cm" style:rel-column-width="32767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3.607cm" table:align="margins"/>
    </style:style>
    <style:style style:name="Tableau20.A" style:family="table-column">
      <style:table-column-properties style:column-width="1.804cm" style:rel-column-width="32767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3.607cm" table:align="margins"/>
    </style:style>
    <style:style style:name="Tableau21.A" style:family="table-column">
      <style:table-column-properties style:column-width="1.804cm" style:rel-column-width="32767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3.607cm" table:align="margins"/>
    </style:style>
    <style:style style:name="Tableau22.A" style:family="table-column">
      <style:table-column-properties style:column-width="1.804cm" style:rel-column-width="32767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3" style:family="table">
      <style:table-properties style:width="3.607cm" table:align="margins"/>
    </style:style>
    <style:style style:name="Tableau23.A" style:family="table-column">
      <style:table-column-properties style:column-width="1.804cm" style:rel-column-width="32767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24" style:family="table">
      <style:table-properties style:width="3.607cm" table:align="margins"/>
    </style:style>
    <style:style style:name="Tableau24.A" style:family="table-column">
      <style:table-column-properties style:column-width="1.804cm" style:rel-column-width="32767*"/>
    </style:style>
    <style:style style:name="Tableau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B1" style:family="table-cell">
      <style:table-cell-properties fo:padding="0.097cm" fo:border="0.5pt solid #000000"/>
    </style:style>
    <style:style style:name="Tableau25" style:family="table">
      <style:table-properties style:width="3.607cm" table:align="margins"/>
    </style:style>
    <style:style style:name="Tableau25.A" style:family="table-column">
      <style:table-column-properties style:column-width="1.804cm" style:rel-column-width="32767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3.607cm" table:align="margins"/>
    </style:style>
    <style:style style:name="Tableau26.A" style:family="table-column">
      <style:table-column-properties style:column-width="1.804cm" style:rel-column-width="32767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" style:family="table">
      <style:table-properties style:width="3.607cm" table:align="margins"/>
    </style:style>
    <style:style style:name="Tableau2.A" style:family="table-column">
      <style:table-column-properties style:column-width="1.804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3.607cm" table:align="margins"/>
    </style:style>
    <style:style style:name="Tableau3.A" style:family="table-column">
      <style:table-column-properties style:column-width="1.804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3.607cm" table:align="margins"/>
    </style:style>
    <style:style style:name="Tableau4.A" style:family="table-column">
      <style:table-column-properties style:column-width="1.804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5" style:family="table">
      <style:table-properties style:width="3.607cm" table:align="margins"/>
    </style:style>
    <style:style style:name="Tableau5.A" style:family="table-column">
      <style:table-column-properties style:column-width="1.804cm" style:rel-column-width="3276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3.607cm" table:align="margins"/>
    </style:style>
    <style:style style:name="Tableau6.A" style:family="table-column">
      <style:table-column-properties style:column-width="1.804cm" style:rel-column-width="32767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3.607cm" table:align="margins"/>
    </style:style>
    <style:style style:name="Tableau7.A" style:family="table-column">
      <style:table-column-properties style:column-width="1.804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3.607cm" table:align="margins"/>
    </style:style>
    <style:style style:name="Tableau8.A" style:family="table-column">
      <style:table-column-properties style:column-width="1.804cm" style:rel-column-width="32767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3.607cm" table:align="margins"/>
    </style:style>
    <style:style style:name="Tableau9.A" style:family="table-column">
      <style:table-column-properties style:column-width="1.804cm" style:rel-column-width="32767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3.607cm" table:align="margins"/>
    </style:style>
    <style:style style:name="Tableau10.A" style:family="table-column">
      <style:table-column-properties style:column-width="1.804cm" style:rel-column-width="32767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3.607cm" table:align="margins"/>
    </style:style>
    <style:style style:name="Tableau11.A" style:family="table-column">
      <style:table-column-properties style:column-width="1.804cm" style:rel-column-width="32767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3.607cm" table:align="margins"/>
    </style:style>
    <style:style style:name="Tableau12.A" style:family="table-column">
      <style:table-column-properties style:column-width="1.804cm" style:rel-column-width="32767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3.607cm" table:align="margins"/>
    </style:style>
    <style:style style:name="Tableau13.A" style:family="table-column">
      <style:table-column-properties style:column-width="1.804cm" style:rel-column-width="32767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3.607cm" table:align="margins"/>
    </style:style>
    <style:style style:name="Tableau14.A" style:family="table-column">
      <style:table-column-properties style:column-width="1.804cm" style:rel-column-width="32767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3.607cm" table:align="margins"/>
    </style:style>
    <style:style style:name="Tableau15.A" style:family="table-column">
      <style:table-column-properties style:column-width="1.804cm" style:rel-column-width="32767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3.607cm" table:align="margins"/>
    </style:style>
    <style:style style:name="Tableau16.A" style:family="table-column">
      <style:table-column-properties style:column-width="1.804cm" style:rel-column-width="32767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3.607cm" table:align="margins"/>
    </style:style>
    <style:style style:name="Tableau17.A" style:family="table-column">
      <style:table-column-properties style:column-width="1.804cm" style:rel-column-width="32767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3.607cm" table:align="margins"/>
    </style:style>
    <style:style style:name="Tableau18.A" style:family="table-column">
      <style:table-column-properties style:column-width="1.804cm" style:rel-column-width="32767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3.607cm" table:align="margins"/>
    </style:style>
    <style:style style:name="Tableau19.A" style:family="table-column">
      <style:table-column-properties style:column-width="1.804cm" style:rel-column-width="32767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3.607cm" table:align="margins"/>
    </style:style>
    <style:style style:name="Tableau20.A" style:family="table-column">
      <style:table-column-properties style:column-width="1.804cm" style:rel-column-width="32767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3.607cm" table:align="margins"/>
    </style:style>
    <style:style style:name="Tableau21.A" style:family="table-column">
      <style:table-column-properties style:column-width="1.804cm" style:rel-column-width="32767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3.607cm" table:align="margins"/>
    </style:style>
    <style:style style:name="Tableau22.A" style:family="table-column">
      <style:table-column-properties style:column-width="1.804cm" style:rel-column-width="32767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3" style:family="table">
      <style:table-properties style:width="3.607cm" table:align="margins"/>
    </style:style>
    <style:style style:name="Tableau23.A" style:family="table-column">
      <style:table-column-properties style:column-width="1.804cm" style:rel-column-width="32767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24" style:family="table">
      <style:table-properties style:width="3.607cm" table:align="margins"/>
    </style:style>
    <style:style style:name="Tableau24.A" style:family="table-column">
      <style:table-column-properties style:column-width="1.804cm" style:rel-column-width="32767*"/>
    </style:style>
    <style:style style:name="Tableau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B1" style:family="table-cell">
      <style:table-cell-properties fo:padding="0.097cm" fo:border="0.5pt solid #000000"/>
    </style:style>
    <style:style style:name="Tableau25" style:family="table">
      <style:table-properties style:width="3.607cm" table:align="margins"/>
    </style:style>
    <style:style style:name="Tableau25.A" style:family="table-column">
      <style:table-column-properties style:column-width="1.804cm" style:rel-column-width="32767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3.607cm" table:align="margins"/>
    </style:style>
    <style:style style:name="Tableau26.A" style:family="table-column">
      <style:table-column-properties style:column-width="1.804cm" style:rel-column-width="32767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19.001cm" table:align="margins"/>
    </style:style>
    <style:style style:name="Tableau27.A" style:family="table-column">
      <style:table-column-properties style:column-width="3.799cm" style:rel-column-width="13107*"/>
    </style:style>
    <style:style style:name="Tableau27.C" style:family="table-column">
      <style:table-column-properties style:column-width="3.801cm" style:rel-column-width="13108*"/>
    </style:style>
    <style:style style:name="Tableau27.E" style:family="table-column">
      <style:table-column-properties style:column-width="3.799cm" style:rel-column-width="13106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E1" style:family="table-cell">
      <style:table-cell-properties fo:padding="0.097cm" fo:border="0.5pt solid #000000"/>
    </style:style>
    <style:style style:name="Tableau27.A2" style:family="table-cell">
      <style:table-cell-properties fo:padding="0.097cm" fo:border-left="0.5pt solid #000000" fo:border-right="none" fo:border-top="none" fo:border-bottom="0.5pt solid #000000"/>
    </style:style>
    <style:style style:name="Tableau27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3.607cm" table:align="margins"/>
    </style:style>
    <style:style style:name="Tableau28.A" style:family="table-column">
      <style:table-column-properties style:column-width="1.804cm" style:rel-column-width="32767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3.607cm" table:align="margins"/>
    </style:style>
    <style:style style:name="Tableau29.A" style:family="table-column">
      <style:table-column-properties style:column-width="1.804cm" style:rel-column-width="32767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3.607cm" table:align="margins"/>
    </style:style>
    <style:style style:name="Tableau30.A" style:family="table-column">
      <style:table-column-properties style:column-width="1.804cm" style:rel-column-width="32767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3.607cm" table:align="margins"/>
    </style:style>
    <style:style style:name="Tableau31.A" style:family="table-column">
      <style:table-column-properties style:column-width="1.804cm" style:rel-column-width="32767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3.607cm" table:align="margins"/>
    </style:style>
    <style:style style:name="Tableau32.A" style:family="table-column">
      <style:table-column-properties style:column-width="1.804cm" style:rel-column-width="32767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3.607cm" table:align="margins"/>
    </style:style>
    <style:style style:name="Tableau33.A" style:family="table-column">
      <style:table-column-properties style:column-width="1.804cm" style:rel-column-width="32767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3.607cm" table:align="margins"/>
    </style:style>
    <style:style style:name="Tableau34.A" style:family="table-column">
      <style:table-column-properties style:column-width="1.804cm" style:rel-column-width="32767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3.607cm" table:align="margins"/>
    </style:style>
    <style:style style:name="Tableau35.A" style:family="table-column">
      <style:table-column-properties style:column-width="1.804cm" style:rel-column-width="32767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3.607cm" table:align="margins"/>
    </style:style>
    <style:style style:name="Tableau36.A" style:family="table-column">
      <style:table-column-properties style:column-width="1.804cm" style:rel-column-width="32767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3.607cm" table:align="margins"/>
    </style:style>
    <style:style style:name="Tableau37.A" style:family="table-column">
      <style:table-column-properties style:column-width="1.804cm" style:rel-column-width="32767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3.607cm" table:align="margins"/>
    </style:style>
    <style:style style:name="Tableau38.A" style:family="table-column">
      <style:table-column-properties style:column-width="1.804cm" style:rel-column-width="32767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3.607cm" table:align="margins"/>
    </style:style>
    <style:style style:name="Tableau39.A" style:family="table-column">
      <style:table-column-properties style:column-width="1.804cm" style:rel-column-width="32767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3.607cm" table:align="margins"/>
    </style:style>
    <style:style style:name="Tableau40.A" style:family="table-column">
      <style:table-column-properties style:column-width="1.804cm" style:rel-column-width="32767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3.607cm" table:align="margins"/>
    </style:style>
    <style:style style:name="Tableau41.A" style:family="table-column">
      <style:table-column-properties style:column-width="1.804cm" style:rel-column-width="32767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3.607cm" table:align="margins"/>
    </style:style>
    <style:style style:name="Tableau42.A" style:family="table-column">
      <style:table-column-properties style:column-width="1.804cm" style:rel-column-width="32767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3.607cm" table:align="margins"/>
    </style:style>
    <style:style style:name="Tableau43.A" style:family="table-column">
      <style:table-column-properties style:column-width="1.804cm" style:rel-column-width="32767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3.607cm" table:align="margins"/>
    </style:style>
    <style:style style:name="Tableau44.A" style:family="table-column">
      <style:table-column-properties style:column-width="1.804cm" style:rel-column-width="32767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3.607cm" table:align="margins"/>
    </style:style>
    <style:style style:name="Tableau45.A" style:family="table-column">
      <style:table-column-properties style:column-width="1.804cm" style:rel-column-width="32767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3.607cm" table:align="margins"/>
    </style:style>
    <style:style style:name="Tableau46.A" style:family="table-column">
      <style:table-column-properties style:column-width="1.804cm" style:rel-column-width="32767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7" style:family="table">
      <style:table-properties style:width="3.607cm" table:align="margins"/>
    </style:style>
    <style:style style:name="Tableau47.A" style:family="table-column">
      <style:table-column-properties style:column-width="1.804cm" style:rel-column-width="32767*"/>
    </style:style>
    <style:style style:name="Tableau4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7.B1" style:family="table-cell">
      <style:table-cell-properties fo:padding="0.097cm" fo:border="0.5pt solid #000000"/>
    </style:style>
    <style:style style:name="Tableau48" style:family="table">
      <style:table-properties style:width="3.607cm" table:align="margins"/>
    </style:style>
    <style:style style:name="Tableau48.A" style:family="table-column">
      <style:table-column-properties style:column-width="1.804cm" style:rel-column-width="32767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50" style:family="table">
      <style:table-properties style:width="3.607cm" table:align="margins"/>
    </style:style>
    <style:style style:name="Tableau50.A" style:family="table-column">
      <style:table-column-properties style:column-width="1.804cm" style:rel-column-width="32767*"/>
    </style:style>
    <style:style style:name="Tableau5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0.B1" style:family="table-cell">
      <style:table-cell-properties fo:padding="0.097cm" fo:border="0.5pt solid #000000"/>
    </style:style>
    <style:style style:name="Tableau51" style:family="table">
      <style:table-properties style:width="3.607cm" table:align="margins"/>
    </style:style>
    <style:style style:name="Tableau51.A" style:family="table-column">
      <style:table-column-properties style:column-width="1.804cm" style:rel-column-width="32767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1.B1" style:family="table-cell">
      <style:table-cell-properties fo:padding="0.097cm" fo:border="0.5pt solid #000000"/>
    </style:style>
    <style:style style:name="Tableau52" style:family="table">
      <style:table-properties style:width="3.607cm" table:align="margins"/>
    </style:style>
    <style:style style:name="Tableau52.A" style:family="table-column">
      <style:table-column-properties style:column-width="1.804cm" style:rel-column-width="32767*"/>
    </style:style>
    <style:style style:name="Tableau5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2.B1" style:family="table-cell">
      <style:table-cell-properties fo:padding="0.097cm" fo:border="0.5pt solid #000000"/>
    </style:style>
    <style:style style:name="Tableau28" style:family="table">
      <style:table-properties style:width="3.607cm" table:align="margins"/>
    </style:style>
    <style:style style:name="Tableau28.A" style:family="table-column">
      <style:table-column-properties style:column-width="1.804cm" style:rel-column-width="32767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3.607cm" table:align="margins"/>
    </style:style>
    <style:style style:name="Tableau29.A" style:family="table-column">
      <style:table-column-properties style:column-width="1.804cm" style:rel-column-width="32767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3.607cm" table:align="margins"/>
    </style:style>
    <style:style style:name="Tableau30.A" style:family="table-column">
      <style:table-column-properties style:column-width="1.804cm" style:rel-column-width="32767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3.607cm" table:align="margins"/>
    </style:style>
    <style:style style:name="Tableau31.A" style:family="table-column">
      <style:table-column-properties style:column-width="1.804cm" style:rel-column-width="32767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3.607cm" table:align="margins"/>
    </style:style>
    <style:style style:name="Tableau32.A" style:family="table-column">
      <style:table-column-properties style:column-width="1.804cm" style:rel-column-width="32767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3.607cm" table:align="margins"/>
    </style:style>
    <style:style style:name="Tableau33.A" style:family="table-column">
      <style:table-column-properties style:column-width="1.804cm" style:rel-column-width="32767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3.607cm" table:align="margins"/>
    </style:style>
    <style:style style:name="Tableau34.A" style:family="table-column">
      <style:table-column-properties style:column-width="1.804cm" style:rel-column-width="32767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3.607cm" table:align="margins"/>
    </style:style>
    <style:style style:name="Tableau35.A" style:family="table-column">
      <style:table-column-properties style:column-width="1.804cm" style:rel-column-width="32767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3.607cm" table:align="margins"/>
    </style:style>
    <style:style style:name="Tableau36.A" style:family="table-column">
      <style:table-column-properties style:column-width="1.804cm" style:rel-column-width="32767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3.607cm" table:align="margins"/>
    </style:style>
    <style:style style:name="Tableau37.A" style:family="table-column">
      <style:table-column-properties style:column-width="1.804cm" style:rel-column-width="32767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3.607cm" table:align="margins"/>
    </style:style>
    <style:style style:name="Tableau38.A" style:family="table-column">
      <style:table-column-properties style:column-width="1.804cm" style:rel-column-width="32767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3.607cm" table:align="margins"/>
    </style:style>
    <style:style style:name="Tableau39.A" style:family="table-column">
      <style:table-column-properties style:column-width="1.804cm" style:rel-column-width="32767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3.607cm" table:align="margins"/>
    </style:style>
    <style:style style:name="Tableau40.A" style:family="table-column">
      <style:table-column-properties style:column-width="1.804cm" style:rel-column-width="32767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3.607cm" table:align="margins"/>
    </style:style>
    <style:style style:name="Tableau41.A" style:family="table-column">
      <style:table-column-properties style:column-width="1.804cm" style:rel-column-width="32767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3.607cm" table:align="margins"/>
    </style:style>
    <style:style style:name="Tableau42.A" style:family="table-column">
      <style:table-column-properties style:column-width="1.804cm" style:rel-column-width="32767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3.607cm" table:align="margins"/>
    </style:style>
    <style:style style:name="Tableau43.A" style:family="table-column">
      <style:table-column-properties style:column-width="1.804cm" style:rel-column-width="32767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3.607cm" table:align="margins"/>
    </style:style>
    <style:style style:name="Tableau44.A" style:family="table-column">
      <style:table-column-properties style:column-width="1.804cm" style:rel-column-width="32767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3.607cm" table:align="margins"/>
    </style:style>
    <style:style style:name="Tableau45.A" style:family="table-column">
      <style:table-column-properties style:column-width="1.804cm" style:rel-column-width="32767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3.607cm" table:align="margins"/>
    </style:style>
    <style:style style:name="Tableau46.A" style:family="table-column">
      <style:table-column-properties style:column-width="1.804cm" style:rel-column-width="32767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7" style:family="table">
      <style:table-properties style:width="3.607cm" table:align="margins"/>
    </style:style>
    <style:style style:name="Tableau47.A" style:family="table-column">
      <style:table-column-properties style:column-width="1.804cm" style:rel-column-width="32767*"/>
    </style:style>
    <style:style style:name="Tableau4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7.B1" style:family="table-cell">
      <style:table-cell-properties fo:padding="0.097cm" fo:border="0.5pt solid #000000"/>
    </style:style>
    <style:style style:name="Tableau48" style:family="table">
      <style:table-properties style:width="3.607cm" table:align="margins"/>
    </style:style>
    <style:style style:name="Tableau48.A" style:family="table-column">
      <style:table-column-properties style:column-width="1.804cm" style:rel-column-width="32767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50" style:family="table">
      <style:table-properties style:width="3.607cm" table:align="margins"/>
    </style:style>
    <style:style style:name="Tableau50.A" style:family="table-column">
      <style:table-column-properties style:column-width="1.804cm" style:rel-column-width="32767*"/>
    </style:style>
    <style:style style:name="Tableau5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0.B1" style:family="table-cell">
      <style:table-cell-properties fo:padding="0.097cm" fo:border="0.5pt solid #000000"/>
    </style:style>
    <style:style style:name="Tableau51" style:family="table">
      <style:table-properties style:width="3.607cm" table:align="margins"/>
    </style:style>
    <style:style style:name="Tableau51.A" style:family="table-column">
      <style:table-column-properties style:column-width="1.804cm" style:rel-column-width="32767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1.B1" style:family="table-cell">
      <style:table-cell-properties fo:padding="0.097cm" fo:border="0.5pt solid #000000"/>
    </style:style>
    <style:style style:name="Tableau52" style:family="table">
      <style:table-properties style:width="3.607cm" table:align="margins"/>
    </style:style>
    <style:style style:name="Tableau52.A" style:family="table-column">
      <style:table-column-properties style:column-width="1.804cm" style:rel-column-width="32767*"/>
    </style:style>
    <style:style style:name="Tableau5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2.B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271acd"/>
    </style:style>
    <style:style style:name="P2" style:family="paragraph" style:parent-style-name="Table_20_Contents">
      <style:text-properties officeooo:rsid="001e1669" officeooo:paragraph-rsid="001e1669"/>
    </style:style>
    <style:style style:name="P3" style:family="paragraph" style:parent-style-name="Table_20_Contents">
      <style:text-properties officeooo:rsid="001e1669" officeooo:paragraph-rsid="00271acd"/>
    </style:style>
    <style:style style:name="P4" style:family="paragraph" style:parent-style-name="Table_20_Contents">
      <style:text-properties officeooo:rsid="001f945e" officeooo:paragraph-rsid="001f945e"/>
    </style:style>
    <style:style style:name="P5" style:family="paragraph" style:parent-style-name="Table_20_Contents">
      <style:paragraph-properties fo:text-align="center" style:justify-single-word="false"/>
      <style:text-properties officeooo:rsid="001f945e" officeooo:paragraph-rsid="001f945e"/>
    </style:style>
    <style:style style:name="P6" style:family="paragraph" style:parent-style-name="Table_20_Contents">
      <style:paragraph-properties fo:text-align="center" style:justify-single-word="false"/>
      <style:text-properties officeooo:rsid="001f945e" officeooo:paragraph-rsid="00271acd"/>
    </style:style>
    <style:style style:name="P7" style:family="paragraph" style:parent-style-name="Table_20_Contents">
      <style:text-properties officeooo:rsid="001f945e" officeooo:paragraph-rsid="00271ac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271acd"/>
    </style:style>
    <style:style style:name="P10" style:family="paragraph" style:parent-style-name="Table_20_Contents">
      <style:text-properties officeooo:rsid="0020c59b" officeooo:paragraph-rsid="0020c59b"/>
    </style:style>
    <style:style style:name="P11" style:family="paragraph" style:parent-style-name="Table_20_Contents">
      <style:paragraph-properties fo:text-align="start" style:justify-single-word="false"/>
      <style:text-properties officeooo:rsid="0020c59b" officeooo:paragraph-rsid="0020c59b"/>
    </style:style>
    <style:style style:name="P12" style:family="paragraph" style:parent-style-name="Table_20_Contents">
      <style:paragraph-properties fo:text-align="start" style:justify-single-word="false"/>
      <style:text-properties officeooo:rsid="0020c59b" officeooo:paragraph-rsid="00271ac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paragraph-rsid="00271acd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officeooo:paragraph-rsid="00271acd"/>
    </style:style>
    <style:style style:name="P17" style:family="paragraph" style:parent-style-name="Table_20_Contents">
      <style:text-properties officeooo:rsid="0021fe47" officeooo:paragraph-rsid="0021fe47"/>
    </style:style>
    <style:style style:name="P18" style:family="paragraph" style:parent-style-name="Table_20_Contents">
      <style:paragraph-properties fo:text-align="center" style:justify-single-word="false"/>
      <style:text-properties officeooo:rsid="0021fe47" officeooo:paragraph-rsid="0021fe47"/>
    </style:style>
    <style:style style:name="P19" style:family="paragraph" style:parent-style-name="Table_20_Contents">
      <style:paragraph-properties fo:text-align="center" style:justify-single-word="false"/>
      <style:text-properties officeooo:rsid="0021fe47" officeooo:paragraph-rsid="00271acd"/>
    </style:style>
    <style:style style:name="P20" style:family="paragraph" style:parent-style-name="Table_20_Contents">
      <style:text-properties officeooo:rsid="0021fe47" officeooo:paragraph-rsid="00271acd"/>
    </style:style>
    <style:style style:name="P21" style:family="paragraph" style:parent-style-name="Table_20_Contents">
      <style:text-properties officeooo:paragraph-rsid="00271acd"/>
    </style:style>
    <style:style style:name="P22" style:family="paragraph" style:parent-style-name="Table_20_Contents">
      <style:paragraph-properties fo:text-align="start" style:justify-single-word="false"/>
      <style:text-properties officeooo:rsid="00283bc6" officeooo:paragraph-rsid="00283bc6"/>
    </style:style>
    <style:style style:name="P23" style:family="paragraph" style:parent-style-name="Text_20_body">
      <style:paragraph-properties fo:text-align="center" style:justify-single-word="false"/>
      <style:text-properties officeooo:rsid="001f945e" officeooo:paragraph-rsid="001f945e"/>
    </style:style>
    <style:style style:name="P24" style:family="paragraph" style:parent-style-name="Text_20_body">
      <style:paragraph-properties fo:text-align="center" style:justify-single-word="false" fo:break-before="page"/>
      <style:text-properties officeooo:rsid="001f945e" officeooo:paragraph-rsid="00271acd"/>
    </style:style>
    <style:style style:name="T1" style:family="text">
      <style:text-properties officeooo:rsid="001f945e"/>
    </style:style>
    <style:style style:name="T2" style:family="text">
      <style:text-properties officeooo:rsid="0020c59b"/>
    </style:style>
    <style:style style:name="T3" style:family="text">
      <style:text-properties officeooo:rsid="0021fe47"/>
    </style:style>
    <style:style style:name="T4" style:family="text">
      <style:text-properties officeooo:rsid="00261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Vente de gateaux : le 12/12 <text:span text:style-name="T3">à partir de 17h15 </text:span><text:span text:style-name="T4">jusqu’à 20h</text:span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énom</text:p>
          </table:table-cell>
          <table:table-cell table:style-name="Tableau1.A1" office:value-type="string">
            <text:p text:style-name="P4">Je peux participer ?</text:p>
          </table:table-cell>
          <table:table-cell table:style-name="Tableau1.A1" office:value-type="string">
            <text:p text:style-name="P17">De</text:p>
          </table:table-cell>
          <table:table-cell table:style-name="Tableau1.E1" office:value-type="string">
            <text:p text:style-name="P17">A</text:p>
          </table:table-cell>
        </table:table-row>
        <table:table-row>
          <table:table-cell table:style-name="Tableau1.A2" office:value-type="string">
            <text:p text:style-name="P13">Affre</text:p>
          </table:table-cell>
          <table:table-cell table:style-name="Tableau1.A2" office:value-type="string">
            <text:p text:style-name="P13">Martin</text:p>
          </table:table-cell>
          <table:table-cell table:style-name="Tableau1.A2" office:value-type="string"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8">O<text:span text:style-name="T1">UI</text:span></text:p>
                </table:table-cell>
                <table:table-cell table:style-name="Tableau2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Ait Hra</text:p>
          </table:table-cell>
          <table:table-cell table:style-name="Tableau1.A2" office:value-type="string">
            <text:p text:style-name="P13">Assia</text:p>
          </table:table-cell>
          <table:table-cell table:style-name="Tableau1.A2" office:value-type="string">
            <table:table table:name="Tableau3" table:style-name="Tableau3">
              <table:table-column table:style-name="Tableau3.A" table:number-columns-repeated="2"/>
              <table:table-row>
                <table:table-cell table:style-name="Tableau3.A1" office:value-type="string">
                  <text:p text:style-name="P8">O<text:span text:style-name="T1">UI</text:span></text:p>
                </table:table-cell>
                <table:table-cell table:style-name="Tableau3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Arasaratnam</text:p>
          </table:table-cell>
          <table:table-cell table:style-name="Tableau1.A2" office:value-type="string">
            <text:p text:style-name="P13">Varun</text:p>
          </table:table-cell>
          <table:table-cell table:style-name="Tableau1.A2" office:value-type="string"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8">O<text:span text:style-name="T1">UI</text:span></text:p>
                </table:table-cell>
                <table:table-cell table:style-name="Tableau4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Arulpragasam Rayappu</text:p>
          </table:table-cell>
          <table:table-cell table:style-name="Tableau1.A2" office:value-type="string">
            <text:p text:style-name="P15">Athithyan </text:p>
          </table:table-cell>
          <table:table-cell table:style-name="Tableau1.A2" office:value-type="string">
            <table:table table:name="Tableau5" table:style-name="Tableau5">
              <table:table-column table:style-name="Tableau5.A" table:number-columns-repeated="2"/>
              <table:table-row>
                <table:table-cell table:style-name="Tableau5.A1" office:value-type="string">
                  <text:p text:style-name="P8">O<text:span text:style-name="T1">UI</text:span></text:p>
                </table:table-cell>
                <table:table-cell table:style-name="Tableau5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Benamar Belkebir</text:p>
          </table:table-cell>
          <table:table-cell table:style-name="Tableau1.A2" office:value-type="string">
            <text:p text:style-name="P13">Kenzy</text:p>
          </table:table-cell>
          <table:table-cell table:style-name="Tableau1.A2" office:value-type="string">
            <table:table table:name="Tableau6" table:style-name="Tableau6">
              <table:table-column table:style-name="Tableau6.A" table:number-columns-repeated="2"/>
              <table:table-row>
                <table:table-cell table:style-name="Tableau6.A1" office:value-type="string">
                  <text:p text:style-name="P8">O<text:span text:style-name="T1">UI</text:span></text:p>
                </table:table-cell>
                <table:table-cell table:style-name="Tableau6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Bouragba</text:p>
          </table:table-cell>
          <table:table-cell table:style-name="Tableau1.A2" office:value-type="string">
            <text:p text:style-name="P13">Ilyés</text:p>
          </table:table-cell>
          <table:table-cell table:style-name="Tableau1.A2" office:value-type="string">
            <table:table table:name="Tableau7" table:style-name="Tableau7">
              <table:table-column table:style-name="Tableau7.A" table:number-columns-repeated="2"/>
              <table:table-row>
                <table:table-cell table:style-name="Tableau7.A1" office:value-type="string">
                  <text:p text:style-name="P8">O<text:span text:style-name="T1">UI</text:span></text:p>
                </table:table-cell>
                <table:table-cell table:style-name="Tableau7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Branco</text:p>
          </table:table-cell>
          <table:table-cell table:style-name="Tableau1.A2" office:value-type="string">
            <text:p text:style-name="P13">Léa</text:p>
          </table:table-cell>
          <table:table-cell table:style-name="Tableau1.A2" office:value-type="string">
            <table:table table:name="Tableau8" table:style-name="Tableau8">
              <table:table-column table:style-name="Tableau8.A" table:number-columns-repeated="2"/>
              <table:table-row>
                <table:table-cell table:style-name="Tableau8.A1" office:value-type="string">
                  <text:p text:style-name="P8">O<text:span text:style-name="T1">UI</text:span></text:p>
                </table:table-cell>
                <table:table-cell table:style-name="Tableau8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Djikine</text:p>
          </table:table-cell>
          <table:table-cell table:style-name="Tableau1.A2" office:value-type="string">
            <text:p text:style-name="P13">Coumba</text:p>
          </table:table-cell>
          <table:table-cell table:style-name="Tableau1.A2" office:value-type="string">
            <table:table table:name="Tableau9" table:style-name="Tableau9">
              <table:table-column table:style-name="Tableau9.A" table:number-columns-repeated="2"/>
              <table:table-row>
                <table:table-cell table:style-name="Tableau9.A1" office:value-type="string">
                  <text:p text:style-name="P8">O<text:span text:style-name="T1">UI</text:span></text:p>
                </table:table-cell>
                <table:table-cell table:style-name="Tableau9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Doucoure </text:p>
          </table:table-cell>
          <table:table-cell table:style-name="Tableau1.A2" office:value-type="string">
            <text:p text:style-name="P13">Hamza</text:p>
          </table:table-cell>
          <table:table-cell table:style-name="Tableau1.A2" office:value-type="string">
            <table:table table:name="Tableau10" table:style-name="Tableau10">
              <table:table-column table:style-name="Tableau10.A" table:number-columns-repeated="2"/>
              <table:table-row>
                <table:table-cell table:style-name="Tableau10.A1" office:value-type="string">
                  <text:p text:style-name="P8">O<text:span text:style-name="T1">UI</text:span></text:p>
                </table:table-cell>
                <table:table-cell table:style-name="Tableau10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Fofana</text:p>
          </table:table-cell>
          <table:table-cell table:style-name="Tableau1.A2" office:value-type="string">
            <text:p text:style-name="P13">Ousmane</text:p>
          </table:table-cell>
          <table:table-cell table:style-name="Tableau1.A2" office:value-type="string">
            <table:table table:name="Tableau11" table:style-name="Tableau11">
              <table:table-column table:style-name="Tableau11.A" table:number-columns-repeated="2"/>
              <table:table-row>
                <table:table-cell table:style-name="Tableau11.A1" office:value-type="string">
                  <text:p text:style-name="P8">O<text:span text:style-name="T1">UI</text:span></text:p>
                </table:table-cell>
                <table:table-cell table:style-name="Tableau11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Kanoute</text:p>
          </table:table-cell>
          <table:table-cell table:style-name="Tableau1.A2" office:value-type="string">
            <text:p text:style-name="P13">Diadié</text:p>
          </table:table-cell>
          <table:table-cell table:style-name="Tableau1.A2" office:value-type="string">
            <table:table table:name="Tableau12" table:style-name="Tableau12">
              <table:table-column table:style-name="Tableau12.A" table:number-columns-repeated="2"/>
              <table:table-row>
                <table:table-cell table:style-name="Tableau12.A1" office:value-type="string">
                  <text:p text:style-name="P8">O<text:span text:style-name="T1">UI</text:span></text:p>
                </table:table-cell>
                <table:table-cell table:style-name="Tableau12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Kante</text:p>
          </table:table-cell>
          <table:table-cell table:style-name="Tableau1.A2" office:value-type="string">
            <text:p text:style-name="P13">Ousmane</text:p>
          </table:table-cell>
          <table:table-cell table:style-name="Tableau1.A2" office:value-type="string">
            <table:table table:name="Tableau13" table:style-name="Tableau13">
              <table:table-column table:style-name="Tableau13.A" table:number-columns-repeated="2"/>
              <table:table-row>
                <table:table-cell table:style-name="Tableau13.A1" office:value-type="string">
                  <text:p text:style-name="P8">O<text:span text:style-name="T1">UI</text:span></text:p>
                </table:table-cell>
                <table:table-cell table:style-name="Tableau13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Mendes Furtado</text:p>
          </table:table-cell>
          <table:table-cell table:style-name="Tableau1.A2" office:value-type="string">
            <text:p text:style-name="P13">Rodrigo</text:p>
          </table:table-cell>
          <table:table-cell table:style-name="Tableau1.A2" office:value-type="string">
            <table:table table:name="Tableau14" table:style-name="Tableau14">
              <table:table-column table:style-name="Tableau14.A" table:number-columns-repeated="2"/>
              <table:table-row>
                <table:table-cell table:style-name="Tableau14.A1" office:value-type="string">
                  <text:p text:style-name="P8">O<text:span text:style-name="T1">UI</text:span></text:p>
                </table:table-cell>
                <table:table-cell table:style-name="Tableau14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Merrad </text:p>
          </table:table-cell>
          <table:table-cell table:style-name="Tableau1.A2" office:value-type="string">
            <text:p text:style-name="P13">Elyes</text:p>
          </table:table-cell>
          <table:table-cell table:style-name="Tableau1.A2" office:value-type="string">
            <table:table table:name="Tableau15" table:style-name="Tableau15">
              <table:table-column table:style-name="Tableau15.A" table:number-columns-repeated="2"/>
              <table:table-row>
                <table:table-cell table:style-name="Tableau15.A1" office:value-type="string">
                  <text:p text:style-name="P8">O<text:span text:style-name="T1">UI</text:span></text:p>
                </table:table-cell>
                <table:table-cell table:style-name="Tableau15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Nom</text:p>
          </table:table-cell>
          <table:table-cell table:style-name="Tableau1.A2" office:value-type="string">
            <text:p text:style-name="P13">Prénom</text:p>
          </table:table-cell>
          <table:table-cell table:style-name="Tableau1.A2" office:value-type="string">
            <table:table table:name="Tableau16" table:style-name="Tableau16">
              <table:table-column table:style-name="Tableau16.A" table:number-columns-repeated="2"/>
              <table:table-row>
                <table:table-cell table:style-name="Tableau16.A1" office:value-type="string">
                  <text:p text:style-name="P8">O<text:span text:style-name="T1">UI</text:span></text:p>
                </table:table-cell>
                <table:table-cell table:style-name="Tableau16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Nomoko</text:p>
          </table:table-cell>
          <table:table-cell table:style-name="Tableau1.A2" office:value-type="string">
            <text:p text:style-name="P13">Sadio</text:p>
          </table:table-cell>
          <table:table-cell table:style-name="Tableau1.A2" office:value-type="string">
            <table:table table:name="Tableau17" table:style-name="Tableau17">
              <table:table-column table:style-name="Tableau17.A" table:number-columns-repeated="2"/>
              <table:table-row>
                <table:table-cell table:style-name="Tableau17.A1" office:value-type="string">
                  <text:p text:style-name="P8">O<text:span text:style-name="T1">UI</text:span></text:p>
                </table:table-cell>
                <table:table-cell table:style-name="Tableau17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Qaderi</text:p>
          </table:table-cell>
          <table:table-cell table:style-name="Tableau1.A2" office:value-type="string">
            <text:p text:style-name="P13">Sumaya</text:p>
          </table:table-cell>
          <table:table-cell table:style-name="Tableau1.A2" office:value-type="string">
            <table:table table:name="Tableau18" table:style-name="Tableau18">
              <table:table-column table:style-name="Tableau18.A" table:number-columns-repeated="2"/>
              <table:table-row>
                <table:table-cell table:style-name="Tableau18.A1" office:value-type="string">
                  <text:p text:style-name="P8">O<text:span text:style-name="T1">UI</text:span></text:p>
                </table:table-cell>
                <table:table-cell table:style-name="Tableau18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Safer</text:p>
          </table:table-cell>
          <table:table-cell table:style-name="Tableau1.A2" office:value-type="string">
            <text:p text:style-name="P13">Sofiene</text:p>
          </table:table-cell>
          <table:table-cell table:style-name="Tableau1.A2" office:value-type="string">
            <table:table table:name="Tableau19" table:style-name="Tableau19">
              <table:table-column table:style-name="Tableau19.A" table:number-columns-repeated="2"/>
              <table:table-row>
                <table:table-cell table:style-name="Tableau19.A1" office:value-type="string">
                  <text:p text:style-name="P8">O<text:span text:style-name="T1">UI</text:span></text:p>
                </table:table-cell>
                <table:table-cell table:style-name="Tableau19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Shpynta</text:p>
          </table:table-cell>
          <table:table-cell table:style-name="Tableau1.A2" office:value-type="string">
            <text:p text:style-name="P13">Pavlo</text:p>
          </table:table-cell>
          <table:table-cell table:style-name="Tableau1.A2" office:value-type="string">
            <table:table table:name="Tableau20" table:style-name="Tableau20">
              <table:table-column table:style-name="Tableau20.A" table:number-columns-repeated="2"/>
              <table:table-row>
                <table:table-cell table:style-name="Tableau20.A1" office:value-type="string">
                  <text:p text:style-name="P8">O<text:span text:style-name="T1">UI</text:span></text:p>
                </table:table-cell>
                <table:table-cell table:style-name="Tableau20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Siham</text:p>
          </table:table-cell>
          <table:table-cell table:style-name="Tableau1.A2" office:value-type="string">
            <text:p text:style-name="P13">Ahmed</text:p>
          </table:table-cell>
          <table:table-cell table:style-name="Tableau1.A2" office:value-type="string">
            <table:table table:name="Tableau21" table:style-name="Tableau21">
              <table:table-column table:style-name="Tableau21.A" table:number-columns-repeated="2"/>
              <table:table-row>
                <table:table-cell table:style-name="Tableau21.A1" office:value-type="string">
                  <text:p text:style-name="P8">O<text:span text:style-name="T1">UI</text:span></text:p>
                </table:table-cell>
                <table:table-cell table:style-name="Tableau21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Sylvestre</text:p>
          </table:table-cell>
          <table:table-cell table:style-name="Tableau1.A2" office:value-type="string">
            <text:p text:style-name="P13">Jerry</text:p>
          </table:table-cell>
          <table:table-cell table:style-name="Tableau1.A2" office:value-type="string">
            <table:table table:name="Tableau22" table:style-name="Tableau22">
              <table:table-column table:style-name="Tableau22.A" table:number-columns-repeated="2"/>
              <table:table-row>
                <table:table-cell table:style-name="Tableau22.A1" office:value-type="string">
                  <text:p text:style-name="P8">O<text:span text:style-name="T1">UI</text:span></text:p>
                </table:table-cell>
                <table:table-cell table:style-name="Tableau22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Tansaout</text:p>
          </table:table-cell>
          <table:table-cell table:style-name="Tableau1.A2" office:value-type="string">
            <text:p text:style-name="P13">Youva</text:p>
          </table:table-cell>
          <table:table-cell table:style-name="Tableau1.A2" office:value-type="string">
            <table:table table:name="Tableau23" table:style-name="Tableau23">
              <table:table-column table:style-name="Tableau23.A" table:number-columns-repeated="2"/>
              <table:table-row>
                <table:table-cell table:style-name="Tableau23.A1" office:value-type="string">
                  <text:p text:style-name="P8">O<text:span text:style-name="T1">UI</text:span></text:p>
                </table:table-cell>
                <table:table-cell table:style-name="Tableau23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Tour</text:p>
          </table:table-cell>
          <table:table-cell table:style-name="Tableau1.A2" office:value-type="string">
            <text:p text:style-name="P13">Alseny Junior</text:p>
          </table:table-cell>
          <table:table-cell table:style-name="Tableau1.A2" office:value-type="string">
            <table:table table:name="Tableau24" table:style-name="Tableau24">
              <table:table-column table:style-name="Tableau24.A" table:number-columns-repeated="2"/>
              <table:table-row>
                <table:table-cell table:style-name="Tableau24.A1" office:value-type="string">
                  <text:p text:style-name="P8">O<text:span text:style-name="T1">UI</text:span></text:p>
                </table:table-cell>
                <table:table-cell table:style-name="Tableau24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Wilson</text:p>
          </table:table-cell>
          <table:table-cell table:style-name="Tableau1.A2" office:value-type="string">
            <text:p text:style-name="P13">Léa</text:p>
          </table:table-cell>
          <table:table-cell table:style-name="Tableau1.A2" office:value-type="string">
            <table:table table:name="Tableau25" table:style-name="Tableau25">
              <table:table-column table:style-name="Tableau25.A" table:number-columns-repeated="2"/>
              <table:table-row>
                <table:table-cell table:style-name="Tableau25.A1" office:value-type="string">
                  <text:p text:style-name="P8">O<text:span text:style-name="T1">UI</text:span></text:p>
                </table:table-cell>
                <table:table-cell table:style-name="Tableau25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  <table:table-row>
          <table:table-cell table:style-name="Tableau1.A2" office:value-type="string">
            <text:p text:style-name="P13">Zobalt</text:p>
          </table:table-cell>
          <table:table-cell table:style-name="Tableau1.A2" office:value-type="string">
            <text:p text:style-name="P11">Maëva</text:p>
          </table:table-cell>
          <table:table-cell table:style-name="Tableau1.A2" office:value-type="string">
            <table:table table:name="Tableau26" table:style-name="Tableau26">
              <table:table-column table:style-name="Tableau26.A" table:number-columns-repeated="2"/>
              <table:table-row>
                <table:table-cell table:style-name="Tableau26.A1" office:value-type="string">
                  <text:p text:style-name="P8">O<text:span text:style-name="T1">UI</text:span></text:p>
                </table:table-cell>
                <table:table-cell table:style-name="Tableau26.B1" office:value-type="string">
                  <text:p text:style-name="P5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8">h</text:p>
          </table:table-cell>
          <table:table-cell table:style-name="Tableau1.E2" office:value-type="string">
            <text:p text:style-name="P18">h</text:p>
          </table:table-cell>
        </table:table-row>
      </table:table>
      <text:p text:style-name="Standard"/>
      <text:p text:style-name="Standard"/>
      <text:p text:style-name="P24">Vente de gateaux : le 12/12 <text:span text:style-name="T3">à partir de 17h15 </text:span><text:span text:style-name="T4">jusqu’à 20h</text:span></text:p>
      <table:table table:name="Tableau27" table:style-name="Tableau27">
        <table:table-column table:style-name="Tableau27.A" table:number-columns-repeated="2"/>
        <table:table-column table:style-name="Tableau27.C"/>
        <table:table-column table:style-name="Tableau27.A"/>
        <table:table-column table:style-name="Tableau27.E"/>
        <table:table-row>
          <table:table-cell table:style-name="Tableau27.A1" office:value-type="string">
            <text:p text:style-name="P3">Nom</text:p>
          </table:table-cell>
          <table:table-cell table:style-name="Tableau27.A1" office:value-type="string">
            <text:p text:style-name="P3">Prénom</text:p>
          </table:table-cell>
          <table:table-cell table:style-name="Tableau27.A1" office:value-type="string">
            <text:p text:style-name="P7">Je peux participer ?</text:p>
          </table:table-cell>
          <table:table-cell table:style-name="Tableau27.A1" office:value-type="string">
            <text:p text:style-name="P20">De</text:p>
          </table:table-cell>
          <table:table-cell table:style-name="Tableau27.E1" office:value-type="string">
            <text:p text:style-name="P20">A</text:p>
          </table:table-cell>
        </table:table-row>
        <table:table-row>
          <table:table-cell table:style-name="Tableau27.A2" office:value-type="string">
            <text:p text:style-name="P13">Bamba</text:p>
          </table:table-cell>
          <table:table-cell table:style-name="Tableau27.A2" office:value-type="string">
            <text:p text:style-name="P13">Malick</text:p>
          </table:table-cell>
          <table:table-cell table:style-name="Tableau27.A2" office:value-type="string">
            <table:table table:name="Tableau28" table:style-name="Tableau28">
              <table:table-column table:style-name="Tableau28.A" table:number-columns-repeated="2"/>
              <table:table-row>
                <table:table-cell table:style-name="Tableau28.A1" office:value-type="string">
                  <text:p text:style-name="P9">O<text:span text:style-name="T1">UI</text:span></text:p>
                </table:table-cell>
                <table:table-cell table:style-name="Tableau28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Belakhdar</text:p>
          </table:table-cell>
          <table:table-cell table:style-name="Tableau27.A2" office:value-type="string">
            <text:p text:style-name="P13">Walid</text:p>
          </table:table-cell>
          <table:table-cell table:style-name="Tableau27.A2" office:value-type="string">
            <table:table table:name="Tableau29" table:style-name="Tableau29">
              <table:table-column table:style-name="Tableau29.A" table:number-columns-repeated="2"/>
              <table:table-row>
                <table:table-cell table:style-name="Tableau29.A1" office:value-type="string">
                  <text:p text:style-name="P9">O<text:span text:style-name="T1">UI</text:span></text:p>
                </table:table-cell>
                <table:table-cell table:style-name="Tableau29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BOURAGBA</text:p>
          </table:table-cell>
          <table:table-cell table:style-name="Tableau27.A2" office:value-type="string">
            <text:p text:style-name="P13">Nabil</text:p>
          </table:table-cell>
          <table:table-cell table:style-name="Tableau27.A2" office:value-type="string">
            <table:table table:name="Tableau30" table:style-name="Tableau30">
              <table:table-column table:style-name="Tableau30.A" table:number-columns-repeated="2"/>
              <table:table-row>
                <table:table-cell table:style-name="Tableau30.A1" office:value-type="string">
                  <text:p text:style-name="P9">O<text:span text:style-name="T1">UI</text:span></text:p>
                </table:table-cell>
                <table:table-cell table:style-name="Tableau30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Calot</text:p>
          </table:table-cell>
          <table:table-cell table:style-name="Tableau27.A2" office:value-type="string">
            <text:p text:style-name="P13">Luna</text:p>
          </table:table-cell>
          <table:table-cell table:style-name="Tableau27.A2" office:value-type="string">
            <table:table table:name="Tableau31" table:style-name="Tableau31">
              <table:table-column table:style-name="Tableau31.A" table:number-columns-repeated="2"/>
              <table:table-row>
                <table:table-cell table:style-name="Tableau31.A1" office:value-type="string">
                  <text:p text:style-name="P9">O<text:span text:style-name="T1">UI</text:span></text:p>
                </table:table-cell>
                <table:table-cell table:style-name="Tableau31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Djoumoi</text:p>
          </table:table-cell>
          <table:table-cell table:style-name="Tableau27.A2" office:value-type="string">
            <text:p text:style-name="P13">Ania</text:p>
          </table:table-cell>
          <table:table-cell table:style-name="Tableau27.A2" office:value-type="string">
            <table:table table:name="Tableau32" table:style-name="Tableau32">
              <table:table-column table:style-name="Tableau32.A" table:number-columns-repeated="2"/>
              <table:table-row>
                <table:table-cell table:style-name="Tableau32.A1" office:value-type="string">
                  <text:p text:style-name="P9">O<text:span text:style-name="T1">UI</text:span></text:p>
                </table:table-cell>
                <table:table-cell table:style-name="Tableau32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Drame</text:p>
          </table:table-cell>
          <table:table-cell table:style-name="Tableau27.A2" office:value-type="string">
            <text:p text:style-name="P13">Mahamadou</text:p>
          </table:table-cell>
          <table:table-cell table:style-name="Tableau27.A2" office:value-type="string">
            <table:table table:name="Tableau33" table:style-name="Tableau33">
              <table:table-column table:style-name="Tableau33.A" table:number-columns-repeated="2"/>
              <table:table-row>
                <table:table-cell table:style-name="Tableau33.A1" office:value-type="string">
                  <text:p text:style-name="P9">O<text:span text:style-name="T1">UI</text:span></text:p>
                </table:table-cell>
                <table:table-cell table:style-name="Tableau33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El Nehrawy</text:p>
          </table:table-cell>
          <table:table-cell table:style-name="Tableau27.A2" office:value-type="string">
            <text:p text:style-name="P13">Mélia</text:p>
          </table:table-cell>
          <table:table-cell table:style-name="Tableau27.A2" office:value-type="string">
            <table:table table:name="Tableau34" table:style-name="Tableau34">
              <table:table-column table:style-name="Tableau34.A" table:number-columns-repeated="2"/>
              <table:table-row>
                <table:table-cell table:style-name="Tableau34.A1" office:value-type="string">
                  <text:p text:style-name="P9">O<text:span text:style-name="T1">UI</text:span></text:p>
                </table:table-cell>
                <table:table-cell table:style-name="Tableau34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Ghanem</text:p>
          </table:table-cell>
          <table:table-cell table:style-name="Tableau27.A2" office:value-type="string">
            <text:p text:style-name="P13">Syphax</text:p>
          </table:table-cell>
          <table:table-cell table:style-name="Tableau27.A2" office:value-type="string">
            <table:table table:name="Tableau35" table:style-name="Tableau35">
              <table:table-column table:style-name="Tableau35.A" table:number-columns-repeated="2"/>
              <table:table-row>
                <table:table-cell table:style-name="Tableau35.A1" office:value-type="string">
                  <text:p text:style-name="P9">O<text:span text:style-name="T1">UI</text:span></text:p>
                </table:table-cell>
                <table:table-cell table:style-name="Tableau35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Guerreiro</text:p>
          </table:table-cell>
          <table:table-cell table:style-name="Tableau27.A2" office:value-type="string">
            <text:p text:style-name="P13">Pedro</text:p>
          </table:table-cell>
          <table:table-cell table:style-name="Tableau27.A2" office:value-type="string">
            <table:table table:name="Tableau36" table:style-name="Tableau36">
              <table:table-column table:style-name="Tableau36.A" table:number-columns-repeated="2"/>
              <table:table-row>
                <table:table-cell table:style-name="Tableau36.A1" office:value-type="string">
                  <text:p text:style-name="P9">O<text:span text:style-name="T1">UI</text:span></text:p>
                </table:table-cell>
                <table:table-cell table:style-name="Tableau36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Hamdi</text:p>
          </table:table-cell>
          <table:table-cell table:style-name="Tableau27.A2" office:value-type="string">
            <text:p text:style-name="P13">Sami</text:p>
          </table:table-cell>
          <table:table-cell table:style-name="Tableau27.A2" office:value-type="string">
            <table:table table:name="Tableau37" table:style-name="Tableau37">
              <table:table-column table:style-name="Tableau37.A" table:number-columns-repeated="2"/>
              <table:table-row>
                <table:table-cell table:style-name="Tableau37.A1" office:value-type="string">
                  <text:p text:style-name="P9">O<text:span text:style-name="T1">UI</text:span></text:p>
                </table:table-cell>
                <table:table-cell table:style-name="Tableau37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Lacombe</text:p>
          </table:table-cell>
          <table:table-cell table:style-name="Tableau27.A2" office:value-type="string">
            <text:p text:style-name="P13">Krisley</text:p>
          </table:table-cell>
          <table:table-cell table:style-name="Tableau27.A2" office:value-type="string">
            <table:table table:name="Tableau38" table:style-name="Tableau38">
              <table:table-column table:style-name="Tableau38.A" table:number-columns-repeated="2"/>
              <table:table-row>
                <table:table-cell table:style-name="Tableau38.A1" office:value-type="string">
                  <text:p text:style-name="P9">O<text:span text:style-name="T1">UI</text:span></text:p>
                </table:table-cell>
                <table:table-cell table:style-name="Tableau38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Macalou</text:p>
          </table:table-cell>
          <table:table-cell table:style-name="Tableau27.A2" office:value-type="string">
            <text:p text:style-name="P13">Awa</text:p>
          </table:table-cell>
          <table:table-cell table:style-name="Tableau27.A2" office:value-type="string">
            <table:table table:name="Tableau39" table:style-name="Tableau39">
              <table:table-column table:style-name="Tableau39.A" table:number-columns-repeated="2"/>
              <table:table-row>
                <table:table-cell table:style-name="Tableau39.A1" office:value-type="string">
                  <text:p text:style-name="P9">O<text:span text:style-name="T1">UI</text:span></text:p>
                </table:table-cell>
                <table:table-cell table:style-name="Tableau39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Massamba Capitao</text:p>
          </table:table-cell>
          <table:table-cell table:style-name="Tableau27.A2" office:value-type="string">
            <text:p text:style-name="P13">Carlos</text:p>
          </table:table-cell>
          <table:table-cell table:style-name="Tableau27.A2" office:value-type="string">
            <table:table table:name="Tableau40" table:style-name="Tableau40">
              <table:table-column table:style-name="Tableau40.A" table:number-columns-repeated="2"/>
              <table:table-row>
                <table:table-cell table:style-name="Tableau40.A1" office:value-type="string">
                  <text:p text:style-name="P9">O<text:span text:style-name="T1">UI</text:span></text:p>
                </table:table-cell>
                <table:table-cell table:style-name="Tableau40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Miloudi</text:p>
          </table:table-cell>
          <table:table-cell table:style-name="Tableau27.A2" office:value-type="string">
            <text:p text:style-name="P13">Latifa</text:p>
          </table:table-cell>
          <table:table-cell table:style-name="Tableau27.A2" office:value-type="string">
            <table:table table:name="Tableau41" table:style-name="Tableau41">
              <table:table-column table:style-name="Tableau41.A" table:number-columns-repeated="2"/>
              <table:table-row>
                <table:table-cell table:style-name="Tableau41.A1" office:value-type="string">
                  <text:p text:style-name="P9">O<text:span text:style-name="T1">UI</text:span></text:p>
                </table:table-cell>
                <table:table-cell table:style-name="Tableau41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Nom</text:p>
          </table:table-cell>
          <table:table-cell table:style-name="Tableau27.A2" office:value-type="string">
            <text:p text:style-name="P13">Prénom</text:p>
          </table:table-cell>
          <table:table-cell table:style-name="Tableau27.A2" office:value-type="string">
            <table:table table:name="Tableau42" table:style-name="Tableau42">
              <table:table-column table:style-name="Tableau42.A" table:number-columns-repeated="2"/>
              <table:table-row>
                <table:table-cell table:style-name="Tableau42.A1" office:value-type="string">
                  <text:p text:style-name="P9">O<text:span text:style-name="T1">UI</text:span></text:p>
                </table:table-cell>
                <table:table-cell table:style-name="Tableau42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Nongo</text:p>
          </table:table-cell>
          <table:table-cell table:style-name="Tableau27.A2" office:value-type="string">
            <text:p text:style-name="P13">Amélie</text:p>
          </table:table-cell>
          <table:table-cell table:style-name="Tableau27.A2" office:value-type="string">
            <table:table table:name="Tableau43" table:style-name="Tableau43">
              <table:table-column table:style-name="Tableau43.A" table:number-columns-repeated="2"/>
              <table:table-row>
                <table:table-cell table:style-name="Tableau43.A1" office:value-type="string">
                  <text:p text:style-name="P9">O<text:span text:style-name="T1">UI</text:span></text:p>
                </table:table-cell>
                <table:table-cell table:style-name="Tableau43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Oussadi</text:p>
          </table:table-cell>
          <table:table-cell table:style-name="Tableau27.A2" office:value-type="string">
            <text:p text:style-name="P13">Lamis</text:p>
          </table:table-cell>
          <table:table-cell table:style-name="Tableau27.A2" office:value-type="string">
            <table:table table:name="Tableau44" table:style-name="Tableau44">
              <table:table-column table:style-name="Tableau44.A" table:number-columns-repeated="2"/>
              <table:table-row>
                <table:table-cell table:style-name="Tableau44.A1" office:value-type="string">
                  <text:p text:style-name="P9">O<text:span text:style-name="T1">UI</text:span></text:p>
                </table:table-cell>
                <table:table-cell table:style-name="Tableau44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Sanches da Veiga</text:p>
          </table:table-cell>
          <table:table-cell table:style-name="Tableau27.A2" office:value-type="string">
            <text:p text:style-name="P13">Yoann</text:p>
          </table:table-cell>
          <table:table-cell table:style-name="Tableau27.A2" office:value-type="string">
            <table:table table:name="Tableau45" table:style-name="Tableau45">
              <table:table-column table:style-name="Tableau45.A" table:number-columns-repeated="2"/>
              <table:table-row>
                <table:table-cell table:style-name="Tableau45.A1" office:value-type="string">
                  <text:p text:style-name="P9">O<text:span text:style-name="T1">UI</text:span></text:p>
                </table:table-cell>
                <table:table-cell table:style-name="Tableau45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Siby</text:p>
          </table:table-cell>
          <table:table-cell table:style-name="Tableau27.A2" office:value-type="string">
            <text:p text:style-name="P13">Fanta</text:p>
          </table:table-cell>
          <table:table-cell table:style-name="Tableau27.A2" office:value-type="string">
            <table:table table:name="Tableau46" table:style-name="Tableau46">
              <table:table-column table:style-name="Tableau46.A" table:number-columns-repeated="2"/>
              <table:table-row>
                <table:table-cell table:style-name="Tableau46.A1" office:value-type="string">
                  <text:p text:style-name="P9">O<text:span text:style-name="T1">UI</text:span></text:p>
                </table:table-cell>
                <table:table-cell table:style-name="Tableau46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Sidibe</text:p>
          </table:table-cell>
          <table:table-cell table:style-name="Tableau27.A2" office:value-type="string">
            <text:p text:style-name="P13">Diaba</text:p>
          </table:table-cell>
          <table:table-cell table:style-name="Tableau27.A2" office:value-type="string">
            <table:table table:name="Tableau47" table:style-name="Tableau47">
              <table:table-column table:style-name="Tableau47.A" table:number-columns-repeated="2"/>
              <table:table-row>
                <table:table-cell table:style-name="Tableau47.A1" office:value-type="string">
                  <text:p text:style-name="P9">O<text:span text:style-name="T1">UI</text:span></text:p>
                </table:table-cell>
                <table:table-cell table:style-name="Tableau47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SMITH</text:p>
          </table:table-cell>
          <table:table-cell table:style-name="Tableau27.A2" office:value-type="string">
            <text:p text:style-name="P13">Tisha</text:p>
          </table:table-cell>
          <table:table-cell table:style-name="Tableau27.A2" office:value-type="string">
            <table:table table:name="Tableau48" table:style-name="Tableau48">
              <table:table-column table:style-name="Tableau48.A" table:number-columns-repeated="2"/>
              <table:table-row>
                <table:table-cell table:style-name="Tableau48.A1" office:value-type="string">
                  <text:p text:style-name="P9">O<text:span text:style-name="T1">UI</text:span></text:p>
                </table:table-cell>
                <table:table-cell table:style-name="Tableau48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Tekabanza</text:p>
          </table:table-cell>
          <table:table-cell table:style-name="Tableau27.A2" office:value-type="string">
            <text:p text:style-name="P13">Kate</text:p>
          </table:table-cell>
          <table:table-cell table:style-name="Tableau27.A2" office:value-type="string">
            <table:table table:name="Tableau50" table:style-name="Tableau50">
              <table:table-column table:style-name="Tableau50.A" table:number-columns-repeated="2"/>
              <table:table-row>
                <table:table-cell table:style-name="Tableau50.A1" office:value-type="string">
                  <text:p text:style-name="P9">O<text:span text:style-name="T1">UI</text:span></text:p>
                </table:table-cell>
                <table:table-cell table:style-name="Tableau50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Tjamag Tjamag</text:p>
          </table:table-cell>
          <table:table-cell table:style-name="Tableau27.A2" office:value-type="string">
            <text:p text:style-name="P13">Marie</text:p>
          </table:table-cell>
          <table:table-cell table:style-name="Tableau27.A2" office:value-type="string">
            <table:table table:name="Tableau51" table:style-name="Tableau51">
              <table:table-column table:style-name="Tableau51.A" table:number-columns-repeated="2"/>
              <table:table-row>
                <table:table-cell table:style-name="Tableau51.A1" office:value-type="string">
                  <text:p text:style-name="P9">O<text:span text:style-name="T1">UI</text:span></text:p>
                </table:table-cell>
                <table:table-cell table:style-name="Tableau51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  <table:table-row>
          <table:table-cell table:style-name="Tableau27.A2" office:value-type="string">
            <text:p text:style-name="P13">Zoghlami</text:p>
          </table:table-cell>
          <table:table-cell table:style-name="Tableau27.A2" office:value-type="string">
            <text:p text:style-name="P13">Wassim</text:p>
          </table:table-cell>
          <table:table-cell table:style-name="Tableau27.A2" office:value-type="string">
            <table:table table:name="Tableau52" table:style-name="Tableau52">
              <table:table-column table:style-name="Tableau52.A" table:number-columns-repeated="2"/>
              <table:table-row>
                <table:table-cell table:style-name="Tableau52.A1" office:value-type="string">
                  <text:p text:style-name="P9">O<text:span text:style-name="T1">UI</text:span></text:p>
                </table:table-cell>
                <table:table-cell table:style-name="Tableau52.B1" office:value-type="string">
                  <text:p text:style-name="P6">NON</text:p>
                </table:table-cell>
              </table:table-row>
            </table:table>
            <text:p text:style-name="P21"/>
          </table:table-cell>
          <table:table-cell table:style-name="Tableau27.A2" office:value-type="string">
            <text:p text:style-name="P19">h</text:p>
          </table:table-cell>
          <table:table-cell table:style-name="Tableau27.E2" office:value-type="string">
            <text:p text:style-name="P19">h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6:17:53.424000000</meta:creation-date>
    <dc:date>2024-12-05T17:17:20.406000000</dc:date>
    <meta:editing-duration>PT59M23S</meta:editing-duration>
    <meta:editing-cycles>9</meta:editing-cycles>
    <meta:generator>LibreOffice/7.4.3.2$Windows_X86_64 LibreOffice_project/1048a8393ae2eeec98dff31b5c133c5f1d08b890</meta:generator>
    <meta:document-statistic meta:table-count="51" meta:image-count="0" meta:object-count="0" meta:page-count="2" meta:paragraph-count="306" meta:word-count="344" meta:character-count="1219" meta:non-whitespace-character-count="1178"/>
  </office:meta>
</office:document-meta>
</file>